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e it less like a book report.</text:p>
      <text:p text:style-name="Standard">No need for summarizing, assume audience/reader has seen the movie.</text:p>
      <text:p text:style-name="Standard">Ask the question constantly, what is being exposed, how it is being expo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26T10:57:46.97</meta:creation-date>
    <meta:document-statistic meta:table-count="0" meta:image-count="0" meta:object-count="0" meta:page-count="1" meta:paragraph-count="3" meta:word-count="30" meta:character-count="175"/>
    <dc:date>2017-10-26T11:14:53.71</dc:date>
    <dc:creator>Timothy Cayer</dc:creator>
    <meta:editing-duration>PT1M56S</meta:editing-duration>
    <meta:editing-cycles>1</meta:editing-cycles>
    <meta:generator>OpenOffice/4.1.3$Win32 OpenOffice.org_project/413m1$Build-9783</meta:generator>
  </office:meta>
</office:document-meta>
</file>